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5.002cm" table:align="margins"/>
    </style:style>
    <style:style style:name="Table1.A" style:family="table-column">
      <style:table-column-properties style:column-width="7.498cm" style:rel-column-width="4251*"/>
    </style:style>
    <style:style style:name="Table1.B" style:family="table-column">
      <style:table-column-properties style:column-width="7.504cm" style:rel-column-width="4254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B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fo:font-size="16pt" fo:font-weight="bold" officeooo:rsid="00151cc2" officeooo:paragraph-rsid="00151cc2" style:font-size-asian="16pt" style:font-weight-asian="bold" style:font-size-complex="16pt" style:font-weight-complex="bold"/>
    </style:style>
    <style:style style:name="P2" style:family="paragraph" style:parent-style-name="Standard" style:master-page-name="">
      <loext:graphic-properties draw:fill="none"/>
      <style:paragraph-properties fo:margin-left="0cm" fo:margin-right="0cm" fo:text-align="center" style:justify-single-word="false" fo:text-indent="0cm" style:auto-text-indent="false" style:page-number="auto" fo:background-color="transparent"/>
      <style:text-properties fo:font-size="16pt" fo:font-weight="bold" officeooo:rsid="00151cc2" officeooo:paragraph-rsid="00151cc2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size="12pt" fo:font-weight="bold" officeooo:rsid="00151cc2" officeooo:paragraph-rsid="00151cc2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justify" style:justify-single-word="false">
        <style:tab-stops>
          <style:tab-stop style:position="0.9cm"/>
        </style:tab-stops>
      </style:paragraph-properties>
      <style:text-properties fo:font-size="12pt" fo:font-weight="bold" officeooo:rsid="00151cc2" officeooo:paragraph-rsid="00151cc2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justify" style:justify-single-word="false">
        <style:tab-stops>
          <style:tab-stop style:position="0.9cm"/>
        </style:tab-stops>
      </style:paragraph-properties>
      <style:text-properties fo:font-size="12pt" fo:font-weight="bold" officeooo:rsid="00186a66" officeooo:paragraph-rsid="00186a66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justify" style:justify-single-word="false">
        <style:tab-stops>
          <style:tab-stop style:position="0.9cm"/>
        </style:tab-stops>
      </style:paragraph-properties>
      <style:text-properties fo:font-size="12pt" fo:font-weight="bold" officeooo:rsid="001b896e" officeooo:paragraph-rsid="001b896e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justify" style:justify-single-word="false">
        <style:tab-stops>
          <style:tab-stop style:position="0.9cm"/>
        </style:tab-stops>
      </style:paragraph-properties>
      <style:text-properties fo:font-size="12pt" fo:font-weight="bold" officeooo:rsid="001fb8ad" officeooo:paragraph-rsid="001fb8ad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size="12pt" fo:font-weight="normal" officeooo:rsid="00151cc2" officeooo:paragraph-rsid="00151cc2" style:font-size-asian="10.5pt" style:font-weight-asian="normal" style:font-size-complex="12pt" style:font-weight-complex="normal"/>
    </style:style>
    <style:style style:name="P9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0cm" style:auto-text-indent="false" style:page-number="auto" fo:background-color="transparent">
        <style:tab-stops>
          <style:tab-stop style:position="0.9cm"/>
        </style:tab-stops>
      </style:paragraph-properties>
      <style:text-properties fo:font-size="12pt" fo:font-weight="normal" officeooo:rsid="00151cc2" officeooo:paragraph-rsid="00151cc2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justify" style:justify-single-word="false">
        <style:tab-stops>
          <style:tab-stop style:position="0.9cm"/>
        </style:tab-stops>
      </style:paragraph-properties>
      <style:text-properties fo:font-size="12pt" fo:font-weight="normal" officeooo:rsid="001678c4" officeooo:paragraph-rsid="001b896e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justify" style:justify-single-word="false">
        <style:tab-stops>
          <style:tab-stop style:position="0.9cm"/>
        </style:tab-stops>
      </style:paragraph-properties>
      <style:text-properties fo:font-size="12pt" fo:font-weight="normal" officeooo:rsid="001678c4" officeooo:paragraph-rsid="00151cc2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justify" style:justify-single-word="false">
        <style:tab-stops>
          <style:tab-stop style:position="0.9cm"/>
        </style:tab-stops>
      </style:paragraph-properties>
      <style:text-properties fo:font-size="12pt" fo:font-weight="normal" officeooo:rsid="00186a66" officeooo:paragraph-rsid="00186a66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justify" style:justify-single-word="false">
        <style:tab-stops>
          <style:tab-stop style:position="0.9cm"/>
        </style:tab-stops>
      </style:paragraph-properties>
      <style:text-properties fo:font-size="12pt" fo:font-weight="normal" officeooo:rsid="0018f482" officeooo:paragraph-rsid="0018f482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justify" style:justify-single-word="false">
        <style:tab-stops>
          <style:tab-stop style:position="0.9cm"/>
        </style:tab-stops>
      </style:paragraph-properties>
      <style:text-properties fo:font-size="12pt" fo:font-weight="normal" officeooo:rsid="0018f482" officeooo:paragraph-rsid="00186a66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justify" style:justify-single-word="false">
        <style:tab-stops>
          <style:tab-stop style:position="0.9cm"/>
        </style:tab-stops>
      </style:paragraph-properties>
      <style:text-properties fo:font-size="12pt" fo:font-weight="normal" officeooo:rsid="0018f482" officeooo:paragraph-rsid="00225c94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justify" style:justify-single-word="false">
        <style:tab-stops>
          <style:tab-stop style:position="0.9cm"/>
        </style:tab-stops>
      </style:paragraph-properties>
      <style:text-properties fo:font-size="12pt" fo:font-weight="normal" officeooo:rsid="001b896e" officeooo:paragraph-rsid="001b896e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justify" style:justify-single-word="false">
        <style:tab-stops>
          <style:tab-stop style:position="0.9cm"/>
        </style:tab-stops>
      </style:paragraph-properties>
      <style:text-properties fo:font-size="12pt" fo:font-weight="normal" officeooo:rsid="001fb8ad" officeooo:paragraph-rsid="001fb8ad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justify" style:justify-single-word="false"/>
      <style:text-properties fo:font-size="12pt" fo:font-weight="normal" officeooo:rsid="0021a6f9" officeooo:paragraph-rsid="0021a6f9" style:font-size-asian="10.5pt" style:font-weight-asian="normal" style:font-size-complex="12pt" style:font-weight-complex="normal"/>
    </style:style>
    <style:style style:name="P19" style:family="paragraph" style:parent-style-name="Table_20_Contents">
      <style:paragraph-properties fo:text-align="justify" style:justify-single-word="false"/>
      <style:text-properties fo:font-size="12pt" style:font-size-asian="10.5pt" style:font-size-complex="12pt"/>
    </style:style>
    <style:style style:name="P20" style:family="paragraph" style:parent-style-name="Table_20_Contents">
      <style:paragraph-properties fo:text-align="justify" style:justify-single-word="false"/>
      <style:text-properties fo:font-size="12pt" officeooo:rsid="001fb8ad" officeooo:paragraph-rsid="001fb8ad" style:font-size-asian="10.5pt" style:font-size-complex="12pt"/>
    </style:style>
    <style:style style:name="P21" style:family="paragraph" style:parent-style-name="Standard">
      <style:paragraph-properties fo:text-align="justify" style:justify-single-word="false">
        <style:tab-stops>
          <style:tab-stop style:position="0.9cm"/>
        </style:tab-stops>
      </style:paragraph-properties>
      <style:text-properties officeooo:paragraph-rsid="0041ac6d"/>
    </style:style>
    <style:style style:name="P22" style:family="paragraph" style:parent-style-name="Standard">
      <style:paragraph-properties fo:text-align="justify" style:justify-single-word="false">
        <style:tab-stops>
          <style:tab-stop style:position="0.9cm"/>
        </style:tab-stops>
      </style:paragraph-properties>
      <style:text-properties officeooo:paragraph-rsid="0044ef6d"/>
    </style:style>
    <style:style style:name="P23" style:family="paragraph" style:parent-style-name="Standard">
      <style:paragraph-properties fo:text-align="justify" style:justify-single-word="false">
        <style:tab-stops>
          <style:tab-stop style:position="0.9cm"/>
        </style:tab-stops>
      </style:paragraph-properties>
      <style:text-properties officeooo:rsid="0044ef6d" officeooo:paragraph-rsid="0044ef6d"/>
    </style:style>
    <style:style style:name="P24" style:family="paragraph" style:parent-style-name="Standard">
      <style:paragraph-properties fo:text-align="justify" style:justify-single-word="false">
        <style:tab-stops>
          <style:tab-stop style:position="0.9cm"/>
        </style:tab-stops>
      </style:paragraph-properties>
      <style:text-properties officeooo:rsid="004bd036" officeooo:paragraph-rsid="004bd036"/>
    </style:style>
    <style:style style:name="P25" style:family="paragraph" style:parent-style-name="Standard">
      <style:paragraph-properties fo:text-align="justify" style:justify-single-word="false">
        <style:tab-stops>
          <style:tab-stop style:position="0.9cm"/>
        </style:tab-stops>
      </style:paragraph-properties>
      <style:text-properties fo:font-size="12pt" fo:font-weight="normal" officeooo:rsid="002d2b7f" officeooo:paragraph-rsid="0044ef6d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justify" style:justify-single-word="false">
        <style:tab-stops>
          <style:tab-stop style:position="0.9cm"/>
        </style:tab-stops>
      </style:paragraph-properties>
      <style:text-properties fo:font-size="12pt" fo:font-weight="normal" officeooo:rsid="0044ef6d" officeooo:paragraph-rsid="0044ef6d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justify" style:justify-single-word="false"/>
      <style:text-properties fo:font-size="12pt" fo:font-weight="normal" officeooo:rsid="0021a6f9" officeooo:paragraph-rsid="00437e68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justify" style:justify-single-word="false"/>
      <style:text-properties fo:font-size="12pt" fo:font-weight="normal" officeooo:rsid="0021a6f9" officeooo:paragraph-rsid="005a4305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justify" style:justify-single-word="false"/>
      <style:text-properties fo:font-size="12pt" fo:font-weight="normal" officeooo:rsid="0021a6f9" officeooo:paragraph-rsid="0021a6f9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justify" style:justify-single-word="false"/>
      <style:text-properties fo:font-size="12pt" fo:font-weight="normal" officeooo:rsid="005a8dbe" officeooo:paragraph-rsid="005a8dbe" style:font-size-asian="10.5pt" style:font-weight-asian="normal" style:font-size-complex="12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678c4" style:font-weight-asian="normal" style:font-weight-complex="normal"/>
    </style:style>
    <style:style style:name="T3" style:family="text">
      <style:text-properties fo:font-weight="normal" officeooo:rsid="0018f482" style:font-weight-asian="normal" style:font-weight-complex="normal"/>
    </style:style>
    <style:style style:name="T4" style:family="text">
      <style:text-properties fo:font-weight="normal" officeooo:rsid="00351afd" style:font-weight-asian="normal" style:font-weight-complex="normal"/>
    </style:style>
    <style:style style:name="T5" style:family="text">
      <style:text-properties fo:font-weight="normal" officeooo:rsid="003f3850" style:font-weight-asian="normal" style:font-weight-complex="normal"/>
    </style:style>
    <style:style style:name="T6" style:family="text">
      <style:text-properties fo:font-weight="normal" officeooo:rsid="003fa9b0" style:font-weight-asian="normal" style:font-weight-complex="normal"/>
    </style:style>
    <style:style style:name="T7" style:family="text">
      <style:text-properties fo:font-weight="normal" officeooo:rsid="004f922b" style:font-weight-asian="normal" style:font-weight-complex="normal"/>
    </style:style>
    <style:style style:name="T8" style:family="text">
      <style:text-properties fo:font-weight="normal" officeooo:rsid="00501dc1" style:font-weight-asian="normal" style:font-weight-complex="normal"/>
    </style:style>
    <style:style style:name="T9" style:family="text">
      <style:text-properties officeooo:rsid="001678c4"/>
    </style:style>
    <style:style style:name="T10" style:family="text">
      <style:text-properties officeooo:rsid="0019adad"/>
    </style:style>
    <style:style style:name="T11" style:family="text">
      <style:text-properties officeooo:rsid="001fb8ad"/>
    </style:style>
    <style:style style:name="T12" style:family="text">
      <style:text-properties officeooo:rsid="0021a6f9"/>
    </style:style>
    <style:style style:name="T13" style:family="text">
      <style:text-properties officeooo:rsid="00225c94"/>
    </style:style>
    <style:style style:name="T14" style:family="text">
      <style:text-properties officeooo:rsid="00253611"/>
    </style:style>
    <style:style style:name="T15" style:family="text">
      <style:text-properties officeooo:rsid="002a7321"/>
    </style:style>
    <style:style style:name="T16" style:family="text">
      <style:text-properties fo:font-size="12pt" fo:font-weight="normal" style:font-size-asian="10.5pt" style:font-weight-asian="normal" style:font-size-complex="12pt" style:font-weight-complex="normal"/>
    </style:style>
    <style:style style:name="T17" style:family="text">
      <style:text-properties fo:font-size="12pt" fo:font-weight="normal" officeooo:rsid="002b95e5" style:font-size-asian="10.5pt" style:font-weight-asian="normal" style:font-size-complex="12pt" style:font-weight-complex="normal"/>
    </style:style>
    <style:style style:name="T18" style:family="text">
      <style:text-properties fo:font-size="12pt" fo:font-weight="normal" officeooo:rsid="002d2b7f" style:font-size-asian="10.5pt" style:font-weight-asian="normal" style:font-size-complex="12pt" style:font-weight-complex="normal"/>
    </style:style>
    <style:style style:name="T19" style:family="text">
      <style:text-properties fo:font-size="12pt" fo:font-weight="normal" officeooo:rsid="0041ac6d" style:font-size-asian="10.5pt" style:font-weight-asian="normal" style:font-size-complex="12pt" style:font-weight-complex="normal"/>
    </style:style>
    <style:style style:name="T20" style:family="text">
      <style:text-properties fo:font-size="12pt" fo:font-weight="normal" officeooo:rsid="0044ef6d" style:font-size-asian="10.5pt" style:font-weight-asian="normal" style:font-size-complex="12pt" style:font-weight-complex="normal"/>
    </style:style>
    <style:style style:name="T21" style:family="text">
      <style:text-properties fo:font-size="12pt" fo:font-weight="normal" officeooo:rsid="0048cc04" style:font-size-asian="10.5pt" style:font-weight-asian="normal" style:font-size-complex="12pt" style:font-weight-complex="normal"/>
    </style:style>
    <style:style style:name="T22" style:family="text">
      <style:text-properties fo:font-size="12pt" fo:font-weight="normal" officeooo:rsid="004da252" style:font-size-asian="10.5pt" style:font-weight-asian="normal" style:font-size-complex="12pt" style:font-weight-complex="normal"/>
    </style:style>
    <style:style style:name="T23" style:family="text">
      <style:text-properties style:text-position="sub 58%" fo:font-size="12pt" fo:font-weight="normal" style:font-size-asian="10.5pt" style:font-weight-asian="normal" style:font-size-complex="12pt" style:font-weight-complex="normal"/>
    </style:style>
    <style:style style:name="T24" style:family="text">
      <style:text-properties style:text-position="sub 58%" fo:font-size="12pt" fo:font-weight="normal" officeooo:rsid="0041ac6d" style:font-size-asian="10.5pt" style:font-weight-asian="normal" style:font-size-complex="12pt" style:font-weight-complex="normal"/>
    </style:style>
    <style:style style:name="T25" style:family="text">
      <style:text-properties style:text-position="sub 58%" fo:font-size="12pt" fo:font-weight="normal" officeooo:rsid="002d2b7f" style:font-size-asian="10.5pt" style:font-weight-asian="normal" style:font-size-complex="12pt" style:font-weight-complex="normal"/>
    </style:style>
    <style:style style:name="T26" style:family="text">
      <style:text-properties officeooo:rsid="00365ee9"/>
    </style:style>
    <style:style style:name="T27" style:family="text">
      <style:text-properties officeooo:rsid="00385e38"/>
    </style:style>
    <style:style style:name="T28" style:family="text">
      <style:text-properties officeooo:rsid="003a2514"/>
    </style:style>
    <style:style style:name="T29" style:family="text">
      <style:text-properties officeooo:rsid="003af242"/>
    </style:style>
    <style:style style:name="T30" style:family="text">
      <style:text-properties style:text-position="0% 100%" fo:font-size="12pt" fo:font-weight="normal" style:font-size-asian="10.5pt" style:font-weight-asian="normal" style:font-size-complex="12pt" style:font-weight-complex="normal"/>
    </style:style>
    <style:style style:name="T31" style:family="text">
      <style:text-properties officeooo:rsid="005a4305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Relatório 1º projeto ASA 2023/2024</text:p>
      <text:p text:style-name="P1"/>
      <text:p text:style-name="P3">Grupo: <text:span text:style-name="T1">TP045</text:span></text:p>
      <text:p text:style-name="P3">Aluno<text:span text:style-name="T10">(s)</text:span>:<text:span text:style-name="T1"> David Antunes (nº 107061)</text:span></text:p>
      <text:p text:style-name="P8"/>
      <text:p text:style-name="P3">Descrição do problema e da solução:</text:p>
      <text:p text:style-name="P8"/>
      <text:p text:style-name="P9"><text:tab/>O objetivo é construir um programa que, dada uma chapa de mármore, calcula o maior valor que pode ser obtido a partir da mesma, tendo em conta as dimensões e preço das peças fornecidas pelo utilizador. A chapa pode ser cortada verticalmente ou horizontalmente, dividindo o problema em dois sub problemas.</text:p>
      <text:p text:style-name="P4"><text:span text:style-name="T1"><text:tab/></text:span><text:span text:style-name="T2">A solução consiste em testar todos os cortes possíveis para uma chapa, </text:span><text:span text:style-name="T7">voltando </text:span><text:span text:style-name="T2">cada uma das metades a </text:span><text:span text:style-name="T7">entrar na linha de corte</text:span><text:span text:style-name="T2">. Quando uma chapa tem as mesmas dimensões que uma peça, o seu valor é o máximo entre o valor da peça e a soma do valor obtido de cada uma das metades se a chapa for cortada </text:span><text:span text:style-name="T8">segundo o melhor corte</text:span><text:span text:style-name="T2">.</text:span></text:p>
      <text:p text:style-name="P11"/>
      <text:p text:style-name="P5"><text:span text:style-name="T9">A</text:span>nálise Teórica:</text:p>
      <text:p text:style-name="P5"/>
      <text:p text:style-name="P25">Função recursiva da solução proposta:</text:p>
      <text:p text:style-name="P26"/>
      <text:p text:style-name="P22"><text:span text:style-name="T20">v[0,y]</text:span><text:span text:style-name="T19"> </text:span><text:span text:style-name="T20">= 0;</text:span></text:p>
      <text:p text:style-name="P23"><text:span text:style-name="T16">v[x, 0] = 0;</text:span></text:p>
      <text:p text:style-name="P21"><text:span text:style-name="T20">v[</text:span><text:span text:style-name="T19">x,y</text:span><text:span text:style-name="T20">]</text:span><text:span text:style-name="T19"> = </text:span><text:span text:style-name="T17">max(</text:span><text:span text:style-name="T20">P</text:span><text:span text:style-name="T24">xy</text:span><text:span text:style-name="T17">, </text:span><text:span text:style-name="T18">max(</text:span><text:span text:style-name="T17">max</text:span><text:span text:style-name="T25">0&lt;=k&lt;=x/2</text:span><text:span text:style-name="T17">(</text:span><text:span text:style-name="T20">v[</text:span><text:span text:style-name="T17">x - </text:span><text:span text:style-name="T18">k</text:span><text:span text:style-name="T17">,y</text:span><text:span text:style-name="T20">] </text:span><text:span text:style-name="T17">+ </text:span><text:span text:style-name="T20">v[</text:span><text:span text:style-name="T18">k</text:span><text:span text:style-name="T17">,y</text:span><text:span text:style-name="T20">]</text:span><text:span text:style-name="T18">)</text:span><text:span text:style-name="T17">, </text:span><text:span text:style-name="T18">max</text:span><text:span text:style-name="T25">0&lt;=k&lt;=y/2</text:span><text:span text:style-name="T18">(</text:span><text:span text:style-name="T20">v[</text:span><text:span text:style-name="T18">x, y - k</text:span><text:span text:style-name="T20">] </text:span><text:span text:style-name="T18">+ </text:span><text:span text:style-name="T20">v[</text:span><text:span text:style-name="T18">x, k</text:span><text:span text:style-name="T20">]</text:span><text:span text:style-name="T18">)</text:span><text:span text:style-name="T17">)</text:span><text:span text:style-name="T21">)</text:span></text:p>
      <text:p text:style-name="P24"><text:span text:style-name="T22">Sendo</text:span><text:span text:style-name="T16"> P</text:span><text:span text:style-name="T23">xy </text:span><text:span text:style-name="T30"><text:s/>o valor da peça com as dimensões x * y, ou 0 caso não haja uma peça com essas dimensões.</text:span></text:p>
      <text:p text:style-name="P12"/>
      <text:p text:style-name="P13">Para uma chapa de dimensões X*Y, com n peças:</text:p>
      <text:p text:style-name="P5"><text:span text:style-name="T1">- Leitura dos dados </text:span><text:span text:style-name="T3">de entrada, a depender linearmente do número de peças. Complexidade: O(n).</text:span></text:p>
      <text:p text:style-name="P15">- Aplicação do algoritmo (programação dinâmica). <text:span text:style-name="T13">Ciclo for para percorrer as </text:span><text:span text:style-name="T14">colunas</text:span><text:span text:style-name="T13"> da matriz (X), dentro dele outro ciclo for para percorrer as </text:span><text:span text:style-name="T14">linhas</text:span><text:span text:style-name="T13"> (Y), e dentro dele dois ciclos for em paralelo, para somar as metades de todos os cortes horizontais e verticais (X+Y). </text:span>Complexidade: O(X*Y*(X+Y)).</text:p>
      <text:p text:style-name="P14">- Apresentação dos dados. Complexidade: O(1).</text:p>
      <text:p text:style-name="P6"><text:span text:style-name="T3">C</text:span><text:span text:style-name="T1">omplexidade </text:span><text:span text:style-name="T4">global da solução</text:span><text:span text:style-name="T1">: </text:span><text:span text:style-name="T3">O(X*Y*(X+Y)). </text:span><text:span text:style-name="T1">Se </text:span><text:span text:style-name="T6">n = </text:span><text:span text:style-name="T1">X = Y </text:span><text:span text:style-name="T5">= N</text:span><text:span text:style-name="T1">, a complexidade é </text:span><text:span text:style-name="T3">O(</text:span><text:span text:style-name="T5">N</text:span><text:span text:style-name="T1">³).</text:span></text:p>
      <text:p text:style-name="P16"/>
      <text:p text:style-name="P7">Avaliação experimental de resultados:</text:p>
      <text:p text:style-name="P16"/>
      <text:p text:style-name="P17">Considerando uma chapa de dimensões <text:span text:style-name="T26">N*N</text:span> <text:span text:style-name="T12">e </text:span><text:span text:style-name="T26">N</text:span><text:span text:style-name="T12"> peças, </text:span><text:span text:style-name="T31">vamos construir um gráfico que relaciona N com o tempo que o programa demora a encontrar a melhor solução, de forma a verificar se a análise teórica está correta. A seguinte tabela apresenta os tempos <text:s/>de execução associados a 15 instâncias de tamanho incremental.</text:span></text:p>
      <text:p text:style-name="P17"/>
      <text:p text:style-name="P17"><text:span text:style-name="T27">N</text:span>: <text:s text:c="66"/><text:span text:style-name="T12">Tempo (s)</text:span> <text:s/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0">100</text:p>
          </table:table-cell>
          <table:table-cell table:style-name="Table1.B1" office:value-type="string">
            <text:p text:style-name="P20">0,009</text:p>
          </table:table-cell>
        </table:table-row>
        <table:table-row>
          <table:table-cell table:style-name="Table1.A2" office:value-type="string">
            <text:p text:style-name="P20">200</text:p>
          </table:table-cell>
          <table:table-cell table:style-name="Table1.B2" office:value-type="string">
            <text:p text:style-name="P20">0,014</text:p>
          </table:table-cell>
        </table:table-row>
        <table:table-row>
          <table:table-cell table:style-name="Table1.A2" office:value-type="string">
            <text:p text:style-name="P20">300</text:p>
          </table:table-cell>
          <table:table-cell table:style-name="Table1.B2" office:value-type="string">
            <text:p text:style-name="P20">0,036</text:p>
          </table:table-cell>
        </table:table-row>
        <table:table-row>
          <table:table-cell table:style-name="Table1.A2" office:value-type="string">
            <text:p text:style-name="P20">400</text:p>
          </table:table-cell>
          <table:table-cell table:style-name="Table1.B2" office:value-type="string">
            <text:p text:style-name="P20">0,059</text:p>
          </table:table-cell>
        </table:table-row>
        <text:soft-page-break/>
        <table:table-row>
          <table:table-cell table:style-name="Table1.A2" office:value-type="string">
            <text:p text:style-name="P20">500</text:p>
          </table:table-cell>
          <table:table-cell table:style-name="Table1.B2" office:value-type="string">
            <text:p text:style-name="P20">0,106</text:p>
          </table:table-cell>
        </table:table-row>
        <table:table-row>
          <table:table-cell table:style-name="Table1.A2" office:value-type="string">
            <text:p text:style-name="P20">600</text:p>
          </table:table-cell>
          <table:table-cell table:style-name="Table1.B2" office:value-type="string">
            <text:p text:style-name="P20">0,166</text:p>
          </table:table-cell>
        </table:table-row>
        <table:table-row>
          <table:table-cell table:style-name="Table1.A2" office:value-type="string">
            <text:p text:style-name="P20">700</text:p>
          </table:table-cell>
          <table:table-cell table:style-name="Table1.B2" office:value-type="string">
            <text:p text:style-name="P20">0,287</text:p>
          </table:table-cell>
        </table:table-row>
        <table:table-row>
          <table:table-cell table:style-name="Table1.A2" office:value-type="string">
            <text:p text:style-name="P20">800</text:p>
          </table:table-cell>
          <table:table-cell table:style-name="Table1.B2" office:value-type="string">
            <text:p text:style-name="P20">0,644</text:p>
          </table:table-cell>
        </table:table-row>
        <table:table-row>
          <table:table-cell table:style-name="Table1.A2" office:value-type="string">
            <text:p text:style-name="P20">900</text:p>
          </table:table-cell>
          <table:table-cell table:style-name="Table1.B2" office:value-type="string">
            <text:p text:style-name="P19"><text:span text:style-name="T11">1</text:span>,<text:span text:style-name="T11">662</text:span></text:p>
          </table:table-cell>
        </table:table-row>
        <table:table-row>
          <table:table-cell table:style-name="Table1.A2" office:value-type="string">
            <text:p text:style-name="P20">1000</text:p>
          </table:table-cell>
          <table:table-cell table:style-name="Table1.B2" office:value-type="string">
            <text:p text:style-name="P20">3,020</text:p>
          </table:table-cell>
        </table:table-row>
        <table:table-row>
          <table:table-cell table:style-name="Table1.A2" office:value-type="string">
            <text:p text:style-name="P20">1100</text:p>
          </table:table-cell>
          <table:table-cell table:style-name="Table1.B2" office:value-type="string">
            <text:p text:style-name="P20">4,351</text:p>
          </table:table-cell>
        </table:table-row>
        <table:table-row>
          <table:table-cell table:style-name="Table1.A2" office:value-type="string">
            <text:p text:style-name="P20">1200</text:p>
          </table:table-cell>
          <table:table-cell table:style-name="Table1.B2" office:value-type="string">
            <text:p text:style-name="P20">5,991</text:p>
          </table:table-cell>
        </table:table-row>
        <table:table-row>
          <table:table-cell table:style-name="Table1.A2" office:value-type="string">
            <text:p text:style-name="P20">1300</text:p>
          </table:table-cell>
          <table:table-cell table:style-name="Table1.B2" office:value-type="string">
            <text:p text:style-name="P20">7,655</text:p>
          </table:table-cell>
        </table:table-row>
        <table:table-row>
          <table:table-cell table:style-name="Table1.A2" office:value-type="string">
            <text:p text:style-name="P20">1400</text:p>
          </table:table-cell>
          <table:table-cell table:style-name="Table1.B2" office:value-type="string">
            <text:p text:style-name="P20">10,643</text:p>
          </table:table-cell>
        </table:table-row>
        <table:table-row>
          <table:table-cell table:style-name="Table1.A2" office:value-type="string">
            <text:p text:style-name="P20">1500</text:p>
          </table:table-cell>
          <table:table-cell table:style-name="Table1.B2" office:value-type="string">
            <text:p text:style-name="P20">13,602</text:p>
          </table:table-cell>
        </table:table-row>
      </table:table>
      <text:p text:style-name="P10"/>
      <text:p text:style-name="P27"/>
      <text:p text:style-name="P27">Gráfico do tempo em função de <text:span text:style-name="T26">N</text:span>:<text:tab/><text:tab/><text:tab/><text:tab/><text:tab/><text:tab/><text:tab/><text:tab/></text:p>
      <text:p text:style-name="P28"><draw:frame draw:style-name="fr1" draw:name="Object1" text:anchor-type="char" svg:x="-0.381cm" svg:y="0.282cm" svg:width="10.767cm" svg:height="6.055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30">O tempo de execução não é linear nas dimensões da chapa. Assim, vamos pôr o eixo dos XX a variar com a quantidade prevista pela análise teórica, N³.</text:p>
      <text:p text:style-name="P28"><draw:frame draw:style-name="fr1" draw:name="Object2" text:anchor-type="char" svg:x="-0.3cm" svg:y="0.275cm" svg:width="11.093cm" svg:height="6.237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28"/>
      <text:p text:style-name="P2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Ao mudar o eixo dos XX para <text:span text:style-name="T28">N</text:span>³ obtemos uma relação linear com os tempos no eixo dos YY, confirmando que a implementação <text:span text:style-name="T15">está</text:span> de acordo com a análise teórica de O(<text:span text:style-name="T29">N</text:span>³)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.002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7.5cm" style:type="center"/>
          <style:tab-stop style:position="15.002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7.5cm" style:type="center"/>
          <style:tab-stop style:position="15.002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963cm" fo:margin-right="3.036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2T16:41:39.301386120</meta:creation-date>
    <dc:date>2023-12-04T22:30:51.326349751</dc:date>
    <meta:editing-duration>P1DT5H21M18S</meta:editing-duration>
    <meta:editing-cycles>37</meta:editing-cycles>
    <meta:generator>LibreOffice/7.3.7.2$Linux_X86_64 LibreOffice_project/30$Build-2</meta:generator>
    <meta:document-statistic meta:table-count="1" meta:image-count="0" meta:object-count="2" meta:page-count="2" meta:paragraph-count="53" meta:word-count="442" meta:character-count="2500" meta:non-whitespace-character-count="2038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fals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0.766cm" svg:height="6.055cm" xlink:href="." xlink:type="simple" chart:class="chart:scatter" chart:style-name="ch1">
        <chart:plot-area chart:style-name="ch2" chart:data-source-has-labels="both" svg:x="1.226cm" svg:y="0.121cm" svg:width="9.325cm" svg:height="4.832cm">
          <chart:coordinate-region svg:x="1.847cm" svg:y="0.32cm" svg:width="8.332cm" svg:height="3.986cm"/>
          <chart:axis chart:dimension="x" chart:name="primary-x" chart:style-name="ch3" chartooo:axis-type="auto">
            <chart:title svg:x="5.712cm" svg:y="5.074cm" chart:style-name="ch4">
              <text:p>N</text:p>
            </chart:title>
            <chart:categories table:cell-range-address="local-table.$A$2:.$A$16"/>
            <chart:grid chart:style-name="ch5" chart:class="major"/>
          </chart:axis>
          <chart:axis chart:dimension="y" chart:name="primary-y" chart:style-name="ch6">
            <chart:title svg:x="0.451cm" svg:y="3.176cm" chart:style-name="ch7">
              <text:p>Time (s)</text:p>
            </chart:title>
            <chart:grid chart:style-name="ch5" chart:class="major"/>
          </chart:axis>
          <chart:series chart:style-name="ch8" chart:values-cell-range-address="local-table.$C$2:.$C$16" chart:label-cell-address="local-table.$C$1" chart:class="chart:scatter">
            <chart:domain table:cell-range-address="local-table.$B$2:.$B$16"/>
            <chart:data-point chart:repeated="1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1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">
                <text:p>200</text:p>
              </table:table-cell>
              <table:table-cell office:value-type="float" office:value="0.014">
                <text:p>0.01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">
                <text:p>300</text:p>
              </table:table-cell>
              <table:table-cell office:value-type="float" office:value="0.036">
                <text:p>0.0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">
                <text:p>400</text:p>
              </table:table-cell>
              <table:table-cell office:value-type="float" office:value="0.059">
                <text:p>0.05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">
                <text:p>500</text:p>
              </table:table-cell>
              <table:table-cell office:value-type="float" office:value="0.106">
                <text:p>0.10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0">
                <text:p>600</text:p>
              </table:table-cell>
              <table:table-cell office:value-type="float" office:value="0.166">
                <text:p>0.16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0">
                <text:p>700</text:p>
              </table:table-cell>
              <table:table-cell office:value-type="float" office:value="0.287">
                <text:p>0.28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0">
                <text:p>800</text:p>
              </table:table-cell>
              <table:table-cell office:value-type="float" office:value="0.644">
                <text:p>0.64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0">
                <text:p>900</text:p>
              </table:table-cell>
              <table:table-cell office:value-type="float" office:value="1.662">
                <text:p>1.66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">
                <text:p>1000</text:p>
              </table:table-cell>
              <table:table-cell office:value-type="float" office:value="3.02">
                <text:p>3.0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00">
                <text:p>1100</text:p>
              </table:table-cell>
              <table:table-cell office:value-type="float" office:value="4.351">
                <text:p>4.35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00">
                <text:p>120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00">
                <text:p>1300</text:p>
              </table:table-cell>
              <table:table-cell office:value-type="float" office:value="7.655">
                <text:p>7.65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00">
                <text:p>1400</text:p>
              </table:table-cell>
              <table:table-cell office:value-type="float" office:value="10.643">
                <text:p>10.64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0">
                <text:p>1500</text:p>
              </table:table-cell>
              <table:table-cell office:value-type="float" office:value="13.602">
                <text:p>13.60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fals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1.092cm" svg:height="6.236cm" xlink:href="." xlink:type="simple" chart:class="chart:scatter" chart:style-name="ch1">
        <chart:plot-area chart:style-name="ch2" chart:data-source-has-labels="both" svg:x="1.232cm" svg:y="0.124cm" svg:width="9.639cm" svg:height="5.007cm">
          <chart:coordinate-region svg:x="1.853cm" svg:y="0.323cm" svg:width="8.09cm" svg:height="4.161cm"/>
          <chart:axis chart:dimension="x" chart:name="primary-x" chart:style-name="ch3" chartooo:axis-type="auto">
            <chart:title svg:x="5.822cm" svg:y="5.255cm" chart:style-name="ch4">
              <text:p>N³</text:p>
            </chart:title>
            <chart:categories table:cell-range-address="local-table.$A$2:.$A$16"/>
            <chart:grid chart:style-name="ch5" chart:class="major"/>
          </chart:axis>
          <chart:axis chart:dimension="y" chart:name="primary-y" chart:style-name="ch6">
            <chart:title svg:x="0.451cm" svg:y="3.266cm" chart:style-name="ch7">
              <text:p>Time (s)</text:p>
            </chart:title>
            <chart:grid chart:style-name="ch5" chart:class="major"/>
          </chart:axis>
          <chart:series chart:style-name="ch8" chart:values-cell-range-address="local-table.$C$2:.$C$16" chart:label-cell-address="local-table.$C$1" chart:class="chart:scatter">
            <chart:domain table:cell-range-address="local-table.$B$2:.$B$16"/>
            <chart:data-point chart:repeated="1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1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000">
                <text:p>1000000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000000">
                <text:p>8000000</text:p>
              </table:table-cell>
              <table:table-cell office:value-type="float" office:value="0.014">
                <text:p>0.01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7000000">
                <text:p>27000000</text:p>
              </table:table-cell>
              <table:table-cell office:value-type="float" office:value="0.036">
                <text:p>0.0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4000000">
                <text:p>64000000</text:p>
              </table:table-cell>
              <table:table-cell office:value-type="float" office:value="0.059">
                <text:p>0.05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5000000">
                <text:p>125000000</text:p>
              </table:table-cell>
              <table:table-cell office:value-type="float" office:value="0.106">
                <text:p>0.10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16000000">
                <text:p>216000000</text:p>
              </table:table-cell>
              <table:table-cell office:value-type="float" office:value="0.166">
                <text:p>0.16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43000000">
                <text:p>343000000</text:p>
              </table:table-cell>
              <table:table-cell office:value-type="float" office:value="0.287">
                <text:p>0.28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12000000">
                <text:p>512000000</text:p>
              </table:table-cell>
              <table:table-cell office:value-type="float" office:value="0.644">
                <text:p>0.64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29000000">
                <text:p>729000000</text:p>
              </table:table-cell>
              <table:table-cell office:value-type="float" office:value="1.662">
                <text:p>1.66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000000">
                <text:p>1000000000</text:p>
              </table:table-cell>
              <table:table-cell office:value-type="float" office:value="3.02">
                <text:p>3.0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31000000">
                <text:p>1331000000</text:p>
              </table:table-cell>
              <table:table-cell office:value-type="float" office:value="4.351">
                <text:p>4.35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728000000">
                <text:p>172800000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197000000">
                <text:p>2197000000</text:p>
              </table:table-cell>
              <table:table-cell office:value-type="float" office:value="7.655">
                <text:p>7.65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744000000">
                <text:p>2744000000</text:p>
              </table:table-cell>
              <table:table-cell office:value-type="float" office:value="10.643">
                <text:p>10.64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375000000">
                <text:p>3375000000</text:p>
              </table:table-cell>
              <table:table-cell office:value-type="float" office:value="13.602">
                <text:p>13.60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